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enda + notulen 18 januari 2018.</text:p>
      <text:p text:style-name="P1"/>
      <text:p text:style-name="P2">Agenda:</text:p>
      <text:p text:style-name="P2"/>
      <text:list xml:id="list2068408040090819968" text:style-name="L1">
        <text:list-item>
          <text:p text:style-name="P5">Opening</text:p>
        </text:list-item>
        <text:list-item>
          <text:p text:style-name="P5">Vaststellen agenda</text:p>
        </text:list-item>
        <text:list-item>
          <text:p text:style-name="P5">Mededelingen</text:p>
        </text:list-item>
        <text:list-item>
          <text:p text:style-name="P5">Evt bespreken notulen</text:p>
        </text:list-item>
        <text:list-item>
          <text:p text:style-name="P5">Tevredenheid projectactiviteiten.</text:p>
        </text:list-item>
        <text:list-item>
          <text:p text:style-name="P5">Moscow lijst voorstel.</text:p>
        </text:list-item>
        <text:list-item>
          <text:p text:style-name="P5">Agile werkplan.</text:p>
        </text:list-item>
        <text:list-item>
          <text:p text:style-name="P5">Veranderingsopdracht.</text:p>
        </text:list-item>
        <text:list-item>
          <text:p text:style-name="P5">Presentatievoorbereidingen</text:p>
        </text:list-item>
        <text:list-item>
          <text:p text:style-name="P5">Rondvraag</text:p>
        </text:list-item>
      </text:list>
      <text:p text:style-name="P3"/>
      <text:p text:style-name="P3"><text:tab/></text:p>
      <text:p text:style-name="P3"/>
      <text:p text:style-name="P2">Notulen:</text:p>
      <text:p text:style-name="P3">Examenmap bijhouden</text:p>
      <text:p text:style-name="P3">mail voor veranderingsopdracht.</text:p>
      <text:p text:style-name="P3">Powerpoint met beamer. Verder maakt niet veel u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r den breejen</meta:initial-creator>
    <meta:creation-date>2018-01-11T10:32:23.34</meta:creation-date>
    <dc:date>2018-02-06T21:52:07.04</dc:date>
    <dc:creator>bor den breejen</dc:creator>
    <meta:editing-duration>PT1H11M57S</meta:editing-duration>
    <meta:editing-cycles>2</meta:editing-cycles>
    <meta:generator>OpenOffice/4.1.4$Win32 OpenOffice.org_project/414m5$Build-9788</meta:generator>
    <meta:document-statistic meta:table-count="0" meta:image-count="0" meta:object-count="0" meta:page-count="1" meta:paragraph-count="17" meta:word-count="48" meta:character-count="354"/>
  </office:meta>
</office:document-meta>
</file>